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2" style:parent-style-name="Policepardéfaut" style:family="text">
      <style:text-properties fo:font-weight="bold" style:font-weight-asian="bold" style:font-weight-complex="bold" fo:color="#FF3333" fo:font-size="16pt" style:font-size-asian="16pt" style:font-size-complex="16pt"/>
    </style:style>
    <style:style style:name="P3" style:parent-style-name="Standard" style:family="paragraph">
      <style:paragraph-properties fo:text-align="center"/>
      <style:text-properties fo:font-weight="bold" style:font-weight-asian="bold" style:font-weight-complex="bold" fo:color="#FF3333" fo:font-size="16pt" style:font-size-asian="16pt" style:font-size-complex="16pt"/>
    </style:style>
    <style:style style:name="P4" style:parent-style-name="Standard" style:family="paragraph">
      <style:paragraph-properties fo:text-align="center"/>
      <style:text-properties fo:font-weight="bold" style:font-weight-asian="bold" style:font-weight-complex="bold" fo:color="#FF3333" fo:font-size="16pt" style:font-size-asian="16pt" style:font-size-complex="16pt"/>
    </style:style>
    <style:style style:name="P5" style:parent-style-name="Standard" style:family="paragraph">
      <style:paragraph-properties fo:text-align="center"/>
      <style:text-properties fo:font-weight="bold" style:font-weight-asian="bold" style:font-weight-complex="bold" fo:color="#FF3333" fo:font-size="16pt" style:font-size-asian="16pt" style:font-size-complex="16pt"/>
    </style:style>
    <style:style style:name="P6" style:parent-style-name="Standard" style:family="paragraph">
      <style:paragraph-properties fo:text-align="center"/>
    </style:style>
    <style:style style:name="T7" style:parent-style-name="Policepardéfaut" style:family="text">
      <style:text-properties fo:color="#FF3333"/>
    </style:style>
    <style:style style:name="T8" style:parent-style-name="Policepardéfaut" style:family="text">
      <style:text-properties fo:color="#FF3333"/>
    </style:style>
    <style:style style:name="T9" style:parent-style-name="Policepardéfaut" style:family="text">
      <style:text-properties fo:font-weight="bold" style:font-weight-asian="bold" style:font-weight-complex="bold" fo:color="#006600"/>
    </style:style>
    <style:style style:name="P10" style:parent-style-name="Standard" style:family="paragraph">
      <style:text-properties fo:color="#006600"/>
    </style:style>
    <style:style style:name="P11" style:parent-style-name="Standard" style:family="paragraph">
      <style:text-properties fo:color="#006600"/>
    </style:style>
    <style:style style:name="P12" style:parent-style-name="Standard" style:family="paragraph">
      <style:text-properties fo:color="#006600"/>
    </style:style>
    <style:style style:name="P13" style:parent-style-name="Standard" style:family="paragraph">
      <style:text-properties fo:color="#000000" fo:language="en" fo:country="GB"/>
    </style:style>
    <style:style style:name="P14" style:parent-style-name="Standard" style:family="paragraph">
      <style:text-properties fo:color="#000000" fo:language="en" fo:country="GB"/>
    </style:style>
    <style:style style:name="P15" style:parent-style-name="Standard" style:family="paragraph">
      <style:text-properties fo:color="#000000" fo:language="en" fo:country="GB"/>
    </style:style>
    <style:style style:name="P16" style:parent-style-name="Standard" style:family="paragraph">
      <style:text-properties fo:color="#000000" fo:language="en" fo:country="GB"/>
    </style:style>
    <style:style style:name="P17" style:parent-style-name="Standard" style:family="paragraph">
      <style:text-properties fo:color="#000000" fo:language="en" fo:country="GB"/>
    </style:style>
    <style:style style:name="P18" style:parent-style-name="Standard" style:family="paragraph">
      <style:text-properties fo:color="#000000" fo:language="en" fo:country="GB"/>
    </style:style>
    <style:style style:name="P19" style:parent-style-name="Standard" style:family="paragraph">
      <style:text-properties fo:color="#000000" fo:language="en" fo:country="GB"/>
    </style:style>
    <style:style style:name="P20" style:parent-style-name="Standard" style:family="paragraph">
      <style:text-properties fo:color="#000000" fo:language="en" fo:country="GB"/>
    </style:style>
    <style:style style:name="P21" style:parent-style-name="Standard" style:family="paragraph">
      <style:text-properties fo:color="#000000" fo:language="en" fo:country="GB"/>
    </style:style>
    <style:style style:name="P22" style:parent-style-name="Standard" style:family="paragraph">
      <style:text-properties fo:color="#000000"/>
    </style:style>
    <style:style style:name="P23" style:parent-style-name="Standard" style:family="paragraph">
      <style:text-properties fo:color="#000000"/>
    </style:style>
    <style:style style:name="P24" style:parent-style-name="Standard" style:family="paragraph">
      <style:text-properties fo:color="#000000"/>
    </style:style>
    <style:style style:name="P25" style:parent-style-name="Standard" style:family="paragraph">
      <style:text-properties fo:color="#000000"/>
    </style:style>
    <style:style style:name="P26" style:parent-style-name="Standard" style:family="paragraph">
      <style:text-properties fo:color="#000000"/>
    </style:style>
    <style:style style:name="P27" style:parent-style-name="Standard" style:family="paragraph">
      <style:text-properties fo:color="#000000"/>
    </style:style>
    <style:style style:name="P28" style:parent-style-name="Standard" style:family="paragraph">
      <style:text-properties fo:color="#000000"/>
    </style:style>
    <style:style style:name="P29" style:parent-style-name="Standard" style:family="paragraph">
      <style:text-properties fo:color="#000000"/>
    </style:style>
    <style:style style:name="P30" style:parent-style-name="Standard" style:family="paragraph">
      <style:text-properties fo:color="#000000"/>
    </style:style>
    <style:style style:name="P31" style:parent-style-name="Standard" style:family="paragraph">
      <style:text-properties fo:color="#000000"/>
    </style:style>
    <style:style style:name="P32" style:parent-style-name="Standard" style:family="paragraph">
      <style:text-properties fo:color="#000000"/>
    </style:style>
    <style:style style:name="P33" style:parent-style-name="Standard" style:family="paragraph">
      <style:text-properties fo:color="#000000"/>
    </style:style>
    <style:style style:name="P34" style:parent-style-name="Standard" style:family="paragraph">
      <style:text-properties fo:color="#000000"/>
    </style:style>
    <style:style style:name="P35" style:parent-style-name="Standard" style:family="paragraph">
      <style:text-properties fo:color="#000000"/>
    </style:style>
    <style:style style:name="P36" style:parent-style-name="Standard" style:family="paragraph">
      <style:text-properties fo:color="#000000"/>
    </style:style>
    <style:style style:name="P37" style:parent-style-name="Standard" style:family="paragraph">
      <style:text-properties fo:color="#000000"/>
    </style:style>
    <style:style style:name="P38" style:parent-style-name="Standard" style:family="paragraph">
      <style:text-properties fo:color="#000000"/>
    </style:style>
    <style:style style:name="P39" style:parent-style-name="Standard" style:family="paragraph">
      <style:text-properties fo:color="#000000"/>
    </style:style>
    <style:style style:name="P40" style:parent-style-name="Standard" style:family="paragraph">
      <style:text-properties fo:color="#000000"/>
    </style:style>
    <style:style style:name="P41" style:parent-style-name="Standard" style:family="paragraph">
      <style:paragraph-properties fo:text-align="center"/>
      <style:text-properties fo:color="#000000"/>
    </style:style>
    <style:style style:name="P42" style:parent-style-name="Standard" style:family="paragraph">
      <style:paragraph-properties fo:text-align="center"/>
      <style:text-properties fo:color="#000000"/>
    </style:style>
    <style:style style:name="P43" style:parent-style-name="Standard" style:family="paragraph">
      <style:paragraph-properties fo:text-align="center"/>
      <style:text-properties fo:color="#000000"/>
    </style:style>
    <style:style style:name="P44" style:parent-style-name="Standard" style:family="paragraph">
      <style:paragraph-properties fo:text-align="center"/>
      <style:text-properties fo:color="#000000"/>
    </style:style>
    <style:style style:name="P45" style:parent-style-name="Standard" style:family="paragraph">
      <style:paragraph-properties fo:text-align="center"/>
      <style:text-properties fo:color="#000000"/>
    </style:style>
    <style:style style:name="P46" style:parent-style-name="Standard" style:family="paragraph">
      <style:paragraph-properties fo:text-align="center"/>
      <style:text-properties fo:color="#000000"/>
    </style:style>
    <style:style style:name="P47" style:parent-style-name="Standard" style:family="paragraph">
      <style:paragraph-properties fo:text-align="center"/>
      <style:text-properties fo:color="#000000"/>
    </style:style>
    <style:style style:name="P48" style:parent-style-name="Standard" style:family="paragraph">
      <style:paragraph-properties fo:text-align="center"/>
      <style:text-properties fo:color="#000000"/>
    </style:style>
    <style:style style:name="P49" style:parent-style-name="Standard" style:family="paragraph">
      <style:paragraph-properties fo:text-align="center"/>
      <style:text-properties fo:color="#000000"/>
    </style:style>
    <style:style style:name="P50" style:parent-style-name="Standard" style:family="paragraph">
      <style:paragraph-properties fo:text-align="center"/>
    </style:style>
    <style:style style:name="T51" style:parent-style-name="Policepardéfaut" style:family="text">
      <style:text-properties fo:color="#000000"/>
    </style:style>
    <style:style style:name="T52" style:parent-style-name="Policepardéfaut" style:family="text">
      <style:text-properties fo:font-weight="bold" style:font-weight-asian="bold" style:font-weight-complex="bold" fo:color="#FF3333" fo:font-size="14pt" style:font-size-asian="14pt" style:font-size-complex="14pt"/>
    </style:style>
    <style:style style:name="T53" style:parent-style-name="Policepardéfaut" style:family="text">
      <style:text-properties fo:font-weight="bold" style:font-weight-asian="bold" style:font-weight-complex="bold" fo:color="#FF3333" fo:font-size="14pt" style:font-size-asian="14pt" style:font-size-complex="14pt"/>
    </style:style>
    <style:style style:name="P54" style:parent-style-name="Standard" style:family="paragraph">
      <style:text-properties fo:font-weight="bold" style:font-weight-asian="bold" style:font-weight-complex="bold" fo:color="#FF3333" fo:font-size="14pt" style:font-size-asian="14pt" style:font-size-complex="14pt"/>
    </style:style>
    <style:style style:name="P55" style:parent-style-name="Standard" style:family="paragraph">
      <style:text-properties fo:font-weight="bold" style:font-weight-asian="bold" style:font-weight-complex="bold" fo:color="#FF3333" fo:font-size="14pt" style:font-size-asian="14pt" style:font-size-complex="14pt"/>
    </style:style>
    <style:style style:name="P56" style:parent-style-name="Standard" style:family="paragraph">
      <style:text-properties fo:font-weight="bold" style:font-weight-asian="bold" style:font-weight-complex="bold" fo:color="#FF3333" fo:font-size="14pt" style:font-size-asian="14pt" style:font-size-complex="14pt"/>
    </style:style>
    <style:style style:name="P57" style:parent-style-name="Standard" style:family="paragraph">
      <style:text-properties fo:font-weight="bold" style:font-weight-asian="bold" style:font-weight-complex="bold" fo:color="#006600" fo:font-size="14pt" style:font-size-asian="14pt" style:font-size-complex="14pt"/>
    </style:style>
    <style:style style:name="P58" style:parent-style-name="Standard" style:family="paragraph">
      <style:text-properties fo:font-weight="bold" style:font-weight-asian="bold" style:font-weight-complex="bold" fo:color="#FF3333"/>
    </style:style>
    <style:style style:name="P59" style:parent-style-name="Standard" style:family="paragraph">
      <style:text-properties fo:font-weight="bold" style:font-weight-asian="bold" style:font-weight-complex="bold" fo:color="#FF3333"/>
    </style:style>
    <style:style style:name="P60" style:parent-style-name="Standard" style:family="paragraph">
      <style:text-properties fo:font-weight="bold" style:font-weight-asian="bold" style:font-weight-complex="bold" fo:color="#FF3333"/>
    </style:style>
    <style:style style:name="P61" style:parent-style-name="Standard" style:family="paragraph">
      <style:text-properties fo:font-weight="bold" style:font-weight-asian="bold" style:font-weight-complex="bold" fo:color="#FF3333"/>
    </style:style>
    <style:style style:name="P62" style:parent-style-name="Standard" style:family="paragraph">
      <style:text-properties fo:color="#000000"/>
    </style:style>
    <style:style style:name="P63" style:parent-style-name="Standard" style:family="paragraph">
      <style:text-properties fo:color="#000000"/>
    </style:style>
    <style:style style:name="P64" style:parent-style-name="Standard" style:family="paragraph">
      <style:text-properties fo:color="#000000"/>
    </style:style>
    <style:style style:name="P65" style:parent-style-name="Standard" style:family="paragraph">
      <style:text-properties fo:color="#000000"/>
    </style:style>
    <style:style style:name="P66" style:parent-style-name="Standard" style:family="paragraph">
      <style:text-properties fo:color="#000000"/>
    </style:style>
    <style:style style:name="P67" style:parent-style-name="Standard" style:family="paragraph">
      <style:text-properties fo:color="#000000"/>
    </style:style>
    <style:style style:name="P68" style:parent-style-name="Standard" style:family="paragraph">
      <style:text-properties fo:font-weight="bold" style:font-weight-asian="bold" style:font-weight-complex="bold" fo:color="#000000"/>
    </style:style>
    <style:style style:name="P69" style:parent-style-name="Standard" style:family="paragraph">
      <style:text-properties fo:font-weight="bold" style:font-weight-asian="bold" style:font-weight-complex="bold" fo:color="#000000"/>
    </style:style>
    <style:style style:name="T70" style:parent-style-name="Policepardéfaut" style:family="text">
      <style:text-properties fo:color="#000000"/>
    </style:style>
    <style:style style:name="T71" style:parent-style-name="Policepardéfaut" style:family="text">
      <style:text-properties fo:color="#000000" fo:background-color="#FFFFFF"/>
    </style:style>
    <style:style style:name="T72" style:parent-style-name="Policepardéfaut" style:family="text">
      <style:text-properties fo:color="#000000"/>
    </style:style>
    <style:style style:name="T73" style:parent-style-name="Policepardéfaut" style:family="text">
      <style:text-properties fo:color="#000000" fo:background-color="#FFFFFF"/>
    </style:style>
    <style:style style:name="T74" style:parent-style-name="Policepardéfaut" style:family="text">
      <style:text-properties fo:color="#000000"/>
    </style:style>
    <style:style style:name="T75" style:parent-style-name="Policepardéfaut" style:family="text">
      <style:text-properties fo:color="#000000"/>
    </style:style>
    <style:style style:name="T76" style:parent-style-name="Policepardéfaut" style:family="text">
      <style:text-properties fo:color="#000000" fo:background-color="#FFFFFF"/>
    </style:style>
    <style:style style:name="T77" style:parent-style-name="Policepardéfaut" style:family="text">
      <style:text-properties fo:color="#000000"/>
    </style:style>
    <style:style style:name="T78" style:parent-style-name="Policepardéfaut" style:family="text">
      <style:text-properties fo:color="#000000"/>
    </style:style>
    <style:style style:name="P79" style:parent-style-name="Standard" style:family="paragraph">
      <style:text-properties fo:color="#000000"/>
    </style:style>
    <style:style style:name="P80" style:parent-style-name="Standard" style:family="paragraph">
      <style:text-properties fo:color="#000000"/>
    </style:style>
    <style:style style:name="P81" style:parent-style-name="Standard" style:family="paragraph">
      <style:text-properties fo:color="#000000"/>
    </style:style>
    <style:style style:name="P82" style:parent-style-name="Standard" style:family="paragraph">
      <style:text-properties fo:color="#000000"/>
    </style:style>
    <style:style style:name="P83" style:parent-style-name="Standard" style:family="paragraph">
      <style:text-properties fo:color="#000000"/>
    </style:style>
    <style:style style:name="P84" style:parent-style-name="Standard" style:family="paragraph">
      <style:text-properties fo:color="#000000"/>
    </style:style>
    <style:style style:name="P85" style:parent-style-name="Standard" style:family="paragraph">
      <style:text-properties fo:color="#000000"/>
    </style:style>
    <style:style style:name="P86" style:parent-style-name="Standard" style:family="paragraph">
      <style:text-properties fo:color="#000000"/>
    </style:style>
    <style:style style:name="P87" style:parent-style-name="Standard" style:family="paragraph">
      <style:text-properties fo:color="#000000"/>
    </style:style>
    <style:style style:name="P88" style:parent-style-name="Standard" style:family="paragraph">
      <style:text-properties fo:color="#000000"/>
    </style:style>
    <style:style style:name="P89" style:parent-style-name="Standard" style:family="paragraph">
      <style:text-properties fo:color="#000000"/>
    </style:style>
    <style:style style:name="P90" style:parent-style-name="Standard" style:family="paragraph">
      <style:text-properties fo:color="#000000"/>
    </style:style>
    <style:style style:name="P91" style:parent-style-name="Standard" style:family="paragraph">
      <style:text-properties fo:color="#000000"/>
    </style:style>
    <style:style style:name="P92" style:parent-style-name="Standard" style:family="paragraph">
      <style:text-properties fo:color="#000000"/>
    </style:style>
    <style:style style:name="P93" style:parent-style-name="Standard" style:family="paragraph">
      <style:text-properties fo:color="#000000"/>
    </style:style>
    <style:style style:name="P94" style:parent-style-name="Standard" style:family="paragraph">
      <style:text-properties fo:color="#000000"/>
    </style:style>
    <style:style style:name="T95" style:parent-style-name="Policepardéfaut" style:family="text">
      <style:text-properties fo:color="#000000" style:language-asian="fr" style:country-asian="FR" style:language-complex="ar" style:country-complex="SA"/>
    </style:style>
    <style:style style:name="P96" style:parent-style-name="Standard" style:family="paragraph">
      <style:text-properties fo:color="#000000"/>
    </style:style>
    <style:style style:name="P97" style:parent-style-name="Standard" style:family="paragraph">
      <style:text-properties fo:font-weight="bold" style:font-weight-asian="bold" style:font-weight-complex="bold" fo:color="#000000"/>
    </style:style>
    <style:style style:name="P98" style:parent-style-name="Standard" style:family="paragraph">
      <style:text-properties fo:font-weight="bold" style:font-weight-asian="bold" style:font-weight-complex="bold" fo:color="#000000"/>
    </style:style>
    <style:style style:name="P99" style:parent-style-name="Standard" style:family="paragraph">
      <style:text-properties fo:color="#000000"/>
    </style:style>
    <style:style style:name="P100" style:parent-style-name="Standard" style:family="paragraph">
      <style:text-properties fo:color="#000000"/>
    </style:style>
    <style:style style:name="P101" style:parent-style-name="Standard" style:family="paragraph">
      <style:text-properties fo:font-weight="bold" style:font-weight-asian="bold" style:font-weight-complex="bold" fo:color="#000000"/>
    </style:style>
    <style:style style:name="P102" style:parent-style-name="Standard" style:family="paragraph">
      <style:text-properties fo:font-weight="bold" style:font-weight-asian="bold" style:font-weight-complex="bold" fo:color="#000000"/>
    </style:style>
    <style:style style:name="P103" style:parent-style-name="Textbody" style:family="paragraph">
      <style:text-properties fo:color="#000000"/>
    </style:style>
    <style:style style:name="P104" style:parent-style-name="Textbody" style:family="paragraph">
      <style:text-properties fo:color="#000000"/>
    </style:style>
    <style:style style:name="P105" style:parent-style-name="Textbody" style:family="paragraph">
      <style:text-properties fo:color="#000000"/>
    </style:style>
    <style:style style:name="P106" style:parent-style-name="Textbody" style:family="paragraph">
      <style:text-properties fo:color="#000000"/>
    </style:style>
    <style:style style:name="P107" style:parent-style-name="Textbody" style:family="paragraph">
      <style:text-properties fo:font-weight="bold" style:font-weight-asian="bold" style:font-weight-complex="bold" fo:color="#006600" fo:font-size="14pt" style:font-size-asian="14pt" style:font-size-complex="14pt"/>
    </style:style>
    <style:style style:name="P108" style:parent-style-name="Textbody" style:family="paragraph">
      <style:text-properties fo:font-weight="bold" style:font-weight-asian="bold" style:font-weight-complex="bold" fo:color="#006600"/>
    </style:style>
    <style:style style:name="P109" style:parent-style-name="Textbody" style:family="paragraph">
      <style:text-properties fo:color="#000000"/>
    </style:style>
    <style:style style:name="P110" style:parent-style-name="Textbody" style:family="paragraph">
      <style:text-properties fo:color="#000000"/>
    </style:style>
    <style:style style:name="P111" style:parent-style-name="Textbody" style:family="paragraph">
      <style:text-properties fo:color="#000000"/>
    </style:style>
    <style:style style:name="T112" style:parent-style-name="Policepardéfaut" style:family="text">
      <style:text-properties fo:color="#000000"/>
    </style:style>
    <style:style style:name="T113" style:parent-style-name="Policepardéfaut" style:family="text">
      <style:text-properties fo:color="#000000"/>
    </style:style>
    <style:style style:name="T114" style:parent-style-name="Policepardéfaut" style:family="text">
      <style:text-properties fo:color="#000000"/>
    </style:style>
    <style:style style:name="T115" style:parent-style-name="Policepardéfaut" style:family="text">
      <style:text-properties fo:color="#000000"/>
    </style:style>
    <style:style style:name="P116" style:parent-style-name="Textbody" style:family="paragraph">
      <style:paragraph-properties fo:text-align="center"/>
    </style:style>
    <style:style style:name="T117" style:parent-style-name="Policepardéfaut" style:family="text">
      <style:text-properties fo:font-weight="bold" style:font-weight-asian="bold" style:font-weight-complex="bold" fo:color="#FF3333" fo:font-size="14pt" style:font-size-asian="14pt" style:font-size-complex="14pt"/>
    </style:style>
    <style:style style:name="P118" style:parent-style-name="Textbody" style:family="paragraph">
      <style:paragraph-properties fo:text-align="center"/>
      <style:text-properties fo:font-weight="bold" style:font-weight-asian="bold" style:font-weight-complex="bold" fo:color="#FF3333" fo:font-size="14pt" style:font-size-asian="14pt" style:font-size-complex="14pt"/>
    </style:style>
    <style:style style:name="P119" style:parent-style-name="Textbody" style:family="paragraph">
      <style:paragraph-properties fo:text-align="center"/>
      <style:text-properties fo:font-weight="bold" style:font-weight-asian="bold" style:font-weight-complex="bold" fo:color="#FF3333" fo:font-size="14pt" style:font-size-asian="14pt" style:font-size-complex="14pt"/>
    </style:style>
    <style:style style:name="T120" style:parent-style-name="Policepardéfaut" style:family="text">
      <style:text-properties fo:font-weight="bold" style:font-weight-asian="bold" style:font-weight-complex="bold" fo:color="#006600" fo:font-size="14pt" style:font-size-asian="14pt" style:font-size-complex="14pt"/>
    </style:style>
    <style:style style:name="T121" style:parent-style-name="Policepardéfaut" style:family="text">
      <style:text-properties fo:color="#000000"/>
    </style:style>
    <style:style style:name="T122" style:parent-style-name="Policepardéfaut" style:family="text">
      <style:text-properties fo:color="#000000"/>
    </style:style>
    <style:style style:name="T123" style:parent-style-name="Policepardéfaut" style:family="text">
      <style:text-properties fo:color="#000000"/>
    </style:style>
    <style:style style:name="T124" style:parent-style-name="Policepardéfaut" style:family="text">
      <style:text-properties fo:color="#000000"/>
    </style:style>
    <style:style style:name="P125" style:parent-style-name="Textbody" style:family="paragraph">
      <style:paragraph-properties fo:widows="2" fo:orphans="2" style:line-height-at-least="0.2187in"/>
      <style:text-properties fo:color="#000000"/>
    </style:style>
    <style:style style:name="P126" style:parent-style-name="Textbody" style:family="paragraph">
      <style:paragraph-properties fo:widows="2" fo:orphans="2" fo:margin-bottom="0.0826in" style:line-height-at-least="0.2187in"/>
      <style:text-properties fo:color="#000000"/>
    </style:style>
    <style:style style:name="P127" style:parent-style-name="Textbody" style:family="paragraph">
      <style:paragraph-properties fo:widows="2" fo:orphans="2" fo:margin-bottom="0.0826in" style:line-height-at-least="0.1979in"/>
      <style:text-properties fo:color="#000000"/>
    </style:style>
    <style:style style:name="P128" style:parent-style-name="Textbody" style:family="paragraph">
      <style:paragraph-properties fo:widows="2" fo:orphans="2" fo:margin-bottom="0.0826in" style:line-height-at-least="0.1979in"/>
      <style:text-properties fo:color="#000000"/>
    </style:style>
    <style:style style:name="P129" style:parent-style-name="Textbody" style:family="paragraph">
      <style:paragraph-properties fo:widows="2" fo:orphans="2" fo:margin-bottom="0.1041in" style:line-height-at-least="0.1979in"/>
      <style:text-properties fo:color="#000000"/>
    </style:style>
    <style:style style:name="P130" style:parent-style-name="Textbody" style:family="paragraph">
      <style:text-properties fo:font-weight="bold" style:font-weight-asian="bold" style:font-weight-complex="bold" fo:color="#006600" fo:font-size="14pt" style:font-size-asian="14pt" style:font-size-complex="14pt"/>
    </style:style>
    <style:style style:name="P131" style:parent-style-name="Textbody" style:family="paragraph">
      <style:text-properties fo:font-weight="bold" style:font-weight-asian="bold" style:font-weight-complex="bold" fo:color="#006600" fo:font-size="14pt" style:font-size-asian="14pt" style:font-size-complex="14pt"/>
    </style:style>
    <style:style style:name="P132" style:parent-style-name="Standard" style:family="paragraph">
      <style:text-properties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tab/><text:tab/><text:span text:style-name="T2">Les Mythes Antiques et Modernes</text:span></text:p>
      <text:p text:style-name="P3"/>
      <text:p text:style-name="P4"/>
      <text:p text:style-name="P5"/>
      <text:p text:style-name="P6"><text:span text:style-name="T7"><text:tab/></text:span><text:span text:style-name="T8"><text:tab/></text:span><text:span text:style-name="T9">Les mythes modernes ont-ils la même influence sur notre société que les mythes antiques à leur époque ?</text:span></text:p>
      <text:p text:style-name="P10"/>
      <text:p text:style-name="P11"/>
      <text:p text:style-name="P12"/>
      <text:p text:style-name="P13">Malki Shehine</text:p>
      <text:p text:style-name="P14">Letellier Henry</text:p>
      <text:p text:style-name="P15">Marec Hugo</text:p>
      <text:p text:style-name="P16"/>
      <text:p text:style-name="P17"/>
      <text:p text:style-name="P18"/>
      <text:p text:style-name="P19"/>
      <text:p text:style-name="P20"/>
      <text:p text:style-name="P21"/>
      <text:p text:style-name="Standard">Les mythes sont une manière d’interroger sans prétendre savoir ce que l’homme ne sait pas. C’est une humble façon de chercher des explications. Depuis que les hommes réfléchissent aux grands<text:s/>mystères de leurs conditions ils utilisent les mythes (comme celui de Prométhée, celui d’Ulysse ou d’Hercule). Et pour les expliquer, nous allons étudier les mythes antiques, suivit par les modernes et leurs importance dans les sociétés. Puis nous analyserons leurs différents impacts et chercherons à les expliquer.</text:p>
      <text:p text:style-name="P22"/>
      <text:p text:style-name="P23"/>
      <text:p text:style-name="P24"/>
      <text:p text:style-name="P25"><text:s/></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text:tab/><text:tab/></text:p>
      <text:p text:style-name="P42"/>
      <text:p text:style-name="P43"/>
      <text:p text:style-name="P44"/>
      <text:p text:style-name="P45"/>
      <text:p text:style-name="P46"/>
      <text:p text:style-name="P47"/>
      <text:p text:style-name="P48"/>
      <text:p text:style-name="P49"/>
      <text:p text:style-name="P50"><text:span text:style-name="T51"><text:tab/></text:span><text:span text:style-name="T52">I : Les Mythes<text:s/></text:span><text:span text:style-name="T53">Antiques</text:span></text:p>
      <text:p text:style-name="P54"/>
      <text:p text:style-name="P55"/>
      <text:p text:style-name="P56"/>
      <text:p text:style-name="P57">1: Les mythes antique à travers le monde</text:p>
      <text:p text:style-name="P58"/>
      <text:p text:style-name="P59"/>
      <text:p text:style-name="P60"/>
      <text:p text:style-name="P61"/>
      <text:p text:style-name="P62"><text:tab/>Un mythe est un récit fabuleux, souvent d'origine populaire, qui met en scène des êtres ( Dieux, héros, animaux, force de la nature ) symbolisant des énergies, des puissances, des aspects de la<text:s/>conditions humaine. Le mot mythes vient du grec « misthos » signifiant le discours. Ils ont probablement été inventée au départ pour expliquer des phénomènes que l'homme ne comprenait pas.</text:p>
      <text:p text:style-name="P63">Selon Michael Witzel, professeur de Sanskrit à Harvard, tous les<text:s/>mythes auraient une origine commune vieille de 65.000 ans. Ils suivent tous le même schéma : création du monde, séparation du ciel et de la terre, création des hommes, orgueil des hommes, déluge, nouveau départ de l’humanité, fin du monde.</text:p>
      <text:p text:style-name="P64">Ce schéma narratif est commun à tous les mythes européens et américains. Nous allons ici en présenter quelques uns et décrire leurs influences sur leur société contemporaine.</text:p>
      <text:p text:style-name="P65">Certaines de leurs caractéristiques diffèrent selon leur région d'origine. Considérons ainsi différentes région du monde.</text:p>
      <text:p text:style-name="P66"/>
      <text:p text:style-name="P67"/>
      <text:p text:style-name="P68">Les mythes Grecs</text:p>
      <text:p text:style-name="P69"/>
      <text:p text:style-name="Standard"><text:span text:style-name="T70">La mythologie grecque est l'ensemble des </text:span><text:a xlink:href="https://fr.wikipedia.org/wiki/Mythe" office:target-frame-name="_top" xlink:show="replace"><text:span text:style-name="T71">mythes</text:span></text:a><text:span text:style-name="T72"> provenant de la </text:span><text:a xlink:href="https://fr.wikipedia.org/wiki/Grèce_antique" office:target-frame-name="_top" xlink:show="replace"><text:span text:style-name="T73">Grèce antique</text:span></text:a><text:span text:style-name="T74">. Ces récits, famili</text:span><text:span text:style-name="T75">ers à tous les anciens Grecs, forment les fondements de leur </text:span><text:a xlink:href="https://fr.wikipedia.org/wiki/Religion_grecque_antique" office:target-frame-name="_top" xlink:show="replace"><text:span text:style-name="T76">religion</text:span></text:a><text:span text:style-name="T77"> ainsi que de la représentation qu'ils se faisaient du monde. Ils sont aussi à l'origine de certains mythes romains</text:span><text:span text:style-name="T78">.</text:span></text:p>
      <text:p text:style-name="P79"/>
      <text:p text:style-name="P80">Les mythes Grecs sont principalement des mythes centrés autour de dieux constituant un panthéon et vénérés par les humains.</text:p>
      <text:p text:style-name="P81">Les mythes mettent en scène un héros, accomplissant en général exploits et quêtes (L'Odyssée d'Ulysse) ou personnifiant certains<text:s/>vices de la condition humaine (Narcisse). Cependant ce sont les dieux qui tiennent véritablement les rôles principaux : ils dictent en effet ses actions, entravent la bonne réalisation de sa quête ou encore le rencontre souvent à son insu. De plus, les dieux jouent souvent le rôle de protecteur ou de némésis du héros( Hercule).</text:p>
      <text:p text:style-name="P82">Ces dieux arborent une apparence physique, sont doués de pouvoirs leur permettant d'intervenir dans l'histoire.</text:p>
      <text:p text:style-name="P83">Ils ont de plus un caractère religieux . Par exemple, chaque dieux rendait un service lorsqu'il était vénéré ou évoqué (de bonnes récoltes pour l'année à venir, une victoire à la guerre...).</text:p>
      <text:p text:style-name="P84"/>
      <text:p text:style-name="P85"/>
      <text:p text:style-name="P86">Détail par l'exemple : L'Odyssée d'Ulysse</text:p>
      <text:p text:style-name="P87"/>
      <text:p text:style-name="P88">Héros : Ulysse</text:p>
      <text:p text:style-name="P89">Dieu intervenant : Athéna ( déesse de la guerre stratégique et de la sagesse ), Poséidon ( dieu des mers et des océans</text:p>
      <text:p text:style-name="P90">Dieu protecteur : Athéna</text:p>
      <text:p text:style-name="P91">Dieu némésis : Poséidon</text:p>
      <text:soft-page-break/>
      <text:p text:style-name="P92">Quête : vainqueur de la guerre de Troie, Ulysse tente de rentrer sur ses terres avec sa flotte.</text:p>
      <text:p text:style-name="P93">Cette Odyssée nous montre les conséquences de la provocation des dieux par les humains(vol des bœuf sacré d'Hélios) et de l'humiliation de leurs créatures(cyclope).</text:p>
      <text:p text:style-name="P94"/>
      <text:p text:style-name="Standard"><text:span text:style-name="T95"><draw:frame draw:style-name="a0" draw:name="images1" text:anchor-type="as-char" svg:x="0in" svg:y="0in" svg:width="4.06338in" svg:height="3.12992in" style:rel-width="scale" style:rel-height="scale"><draw:image xlink:href="https://download.vikidia.org/vikidia/fr/images/6/6e/Ulysse_et_le_cyclope.jpg" xlink:type="simple" xlink:show="embed" xlink:actuate="onLoad"/><svg:desc/></draw:frame></text:span></text:p>
      <text:p text:style-name="P96"/>
      <text:p text:style-name="P97">Les mythes Hindous</text:p>
      <text:p text:style-name="P98"/>
      <text:p text:style-name="P99">A l'instar des mythes grecs, les mythes Hindous mettent en scènes plusieurs dieux, et sont aussi une religion polythéiste. Les mythes<text:s/>Hindous sont racontés dans les Védas, ces quatre livre sacrés écrit en Sanskrit. Les mythes Hindous ont évolués avec les âges et ne sont plus les même aujourd’hui qu'à l'époque. ; par exemple le dieu suprême de la création ne se nommait pas Brahma mais Varuna. Le panthéon des dieux Hindous est complexe et est formé parfois d'être mi-humain mi-animaux ( Ganesh ) qui on un rôle spirituelle et physique à jouer. Les mythes et croyance Hindous mettant en scène le cycle des réincarnation, certains dieux ont un rôle à jouer dans le jugement des morts et du karma.</text:p>
      <text:p text:style-name="P100"><text:s text:c="2"/></text:p>
      <text:p text:style-name="P101">Les mythes asiatiques et américains</text:p>
      <text:p text:style-name="P102"/>
      <text:p text:style-name="P103">En général, les mythes asiatiques sont construit sur deux principes qui s'opposent où se complètent : <text:s/>le yin et le yang, la lumière et les ténèbres, l'eau ou le feu. Les mythes japonais ont plusieurs fonctions comme celle d'expliquer la création de l'Homme ou de diviniser les familles impériales asiatiques. Les mythes asiatiques antiques servait aussi à expliquer certains phénomène angoissant pour l'époque comme la foudre.</text:p>
      <text:p text:style-name="P104"/>
      <text:p text:style-name="P105">Les mythes américains quand à eux, sont fondé sur d'autre principes. Les autochtones d'Amérique du Nord ne vivant pas en une grande civilisation mais en de très nombreuses tribus, les mythes peuvent différés, mais sont la plupart du temps les même : le mythe de l’oiseau créateur du monde, prenant de la terre entre ses serres pour créer la planète et celui des tricksters, esprits malfaisant, sont les plus connu. Les tribu amérindiennes était animistes et mettaient donc des divinités dans les animaux,<text:s/>chacune ayant une fonction correspondant aux trait de caractère principaux de l'animal.</text:p>
      <text:p text:style-name="P106"/>
      <text:p text:style-name="P107">2: Leurs impacts sur leur sociétés</text:p>
      <text:p text:style-name="P108"/>
      <text:soft-page-break/>
      <text:p text:style-name="P109">Si tous ces mythes ne sont probablement que des histoire racontés et transmises pendant des générations, elles ont eu un véritable<text:s/>impact sur leurs société, que ce soit culturellement ou religieusement.</text:p>
      <text:p text:style-name="P110"/>
      <text:p text:style-name="P111"><text:tab/></text:p>
      <text:p text:style-name="Textbody"><text:span text:style-name="T112">On sait que les pays ou les empire du monde antique n'étaient en aucun cas des pays laïques, et que la religion jouais un rôle déterminant dans les prises de décisions des rois ou<text:s/></text:span><text:span text:style-name="T113">des empereurs. En Asie par exemple, les familles royales étaient divinisés et les décisions prises étaient considérés comme étant des décisions des dieux. En Grèce, on priait les dieux souvent et on invoquait les héros des mythes pour s'apparenter à eux ;<text:s/></text:span><text:span text:style-name="T114">par exemple à Achille avant les batailles. Les mythes servaient aussi à décrire certains préceptes comme le mythe de Philémon et Baucis :deux vieillards pauvres dont l'hospitalité généreuse émut les dieux. Ils furent récompensés et obtinrent de mourir ense</text:span><text:span text:style-name="T115">mble après une vieillesse paisible.</text:span><text:s/>De même,la religion Hindou dictait à ses adeptes leurs mode de vie et leur devoirs.</text:p>
      <text:p text:style-name="Textbody">Les croyances amérindiennes, bien que différentes de toutes les autres, ont une fonction religieuse similaire : les amérindiens vénéraient les animaux et les plantes et les considéraient comme des cadeaux des dieux.</text:p>
      <text:p text:style-name="Textbody">Même si moins présents, l'impact culturel est important. Les mythes antiques ont poussés les civilisations à vénérer des divinités, et donc à construire des temples, et même parfois des grandes merveilles. Les cités rivalisait donc de splendeur et de richesses et la culture des peuples qui y vivait en était impactés.</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116"><text:tab/><text:tab/><text:span text:style-name="T117">II : Les Mythes Modernes</text:span></text:p>
      <text:p text:style-name="P118"/>
      <text:p text:style-name="P119"/>
      <text:p text:style-name="Textbody"><text:span text:style-name="T120">1. Les caractéristiques des mythes modernes</text:span></text:p>
      <text:p text:style-name="Textbody"/>
      <text:p text:style-name="Textbody"/>
      <text:p text:style-name="Textbody">Depuis le début<text:s/>de la modernité, les penseurs occidentaux découvrent chez tous les peuples des récits jugés importants, récits fondateurs ou exemplaires, qui sont préservés à travers les générations, qui se démarquent par leur élaboration ou par leur mise en scène rituelle, qui sont composés de situations, êtres, événements en dehors des règles réelles et de l’expérience quotidienne de la société en question. De plus, avec l'apparition d'Internet et des réseaux sociaux, les mythes modernes sont mondiaux et plus seulement régionaux. Le mythes du rêve américains par exemple, est parvenu jusqu'en France et à fait parler de lui partout dans le monde.Contrairement à ce que l'on pourrait croire, le monde moderne a produit autant de mythes que l'Antiquité. En voici quelques-uns :</text:p>
      <text:p text:style-name="Textbody"/>
      <text:p text:style-name="Textbody">Le monstre créé par le docteur Frankenstein, rappelle une vieille légende juive, celle du Golem : un vieux kabbaliste avait créé, avec de la terre et des formules magiques un être. Il avait gravé sur son front le mot « Emeth » (connaissance) ; quand la créature devint meurtrière, il effaça la première lettre, formant le mot « meth » (mort). Il ne resta qu'un tas de terre.</text:p>
      <text:p text:style-name="Textbody"/>
      <text:p text:style-name="Textbody">Don Quichotte est le héros d'un livre de Miguel Cervantés. Pauvre fou qui se prend pour un chevalier et part sur les routes pour sauver<text:s/>le monde, il est aussi le symbole de la puissance du rêve et de la force du désir. Son écuyer Sancho Panza (panse) représente les appétits matériels.</text:p>
      <text:p text:style-name="Textbody"/>
      <text:p text:style-name="Textbody">Hamlet est le type de l'homme irrésolu, dont l'attitude incompréhensible sème le trouble, la mort et la<text:s/>folie autour de lui.</text:p>
      <text:p text:style-name="Textbody"/>
      <text:p text:style-name="Textbody">Don Juan est l'archétype du séducteur. Mais, plus qu'amoureux des femmes, il les séduit pour défier, à travers ses innombrables conquêtes, l'ordre du monde et celui des dieux. Il sera entraîné en enfer par le fantôme d'un père qu'il a<text:s/>tué en duel, mais Don Juan meurt sans s'être jamais repenti.</text:p>
      <text:p text:style-name="Textbody"/>
      <text:p text:style-name="Textbody">Avec ces mythes modernes, on peut voir que à l'instar des mythes antiques les mythes tirée d’œuvres littéraires ont pour but d'enseigner un comportement de vie, ou de présenté l'archétype d'un<text:s/>sentiments ou d'un vice. Mais on voit aussi grâce à Frankenstein que certains mythes antiques ou légende religieuse sont repris à notre époque.Mais en est-t-il autant des mythes culturels d'aujourd'hui ?</text:p>
      <text:p text:style-name="Textbody"/>
      <text:p text:style-name="Textbody">Avec l'apparition des médias et des journaux, le<text:s/>moindre événement est amplifié,<text:span text:style-name="T121"><text:s/>aussi, certaines célébrités de la chanson comme Michael Jackson, « The king of the Pop », ont marqués nos mémoires et le monde de la musique. Le profond boulversement provoqué par l'artiste précoce, chantant dans ses débuts<text:s/></text:span><text:span text:style-name="T122">dans le fameux «  Jakson Five » , nous a apporté un symbole de réussite. Malgré sa mort en juin 2009, Mickael Jackson est considéré comme un mythe pour 40% des<text:s/></text:span><text:soft-page-break/><text:span text:style-name="T123">personnes interrogées. Si aujourd'hui nous parlons encore de lui au présent, c'est grâce à son s</text:span><text:span text:style-name="T124">uccès mondial.</text:span></text:p>
      <text:p text:style-name="P125"><text:s/>Elvis Presley et Bob Marley font eux aussi toujours partis de ceux que l'on n'oubliera jamais, ceux qui ont laissé leurs traces dans notre vie quotidienne, et dans l'univers culturel de notre société. Les mythes modernes apparaissent sous toutes les formes, y compris dans la bande dessinée et les comics. Ce genre de support popularise souvent des héros, se rapprochant plus des mythes antiques que les mythes que nous avons vue précédemment. Mais la définition d'un héros de mythes moderne change légèrement par rapport à la définition d'un héros de mythes antiques :</text:p>
      <text:p text:style-name="P126">Un héros est un personnage qui se distingue par ses actes, son courage et l'abnégation dont il fait preuve lorsqu'il les réalise. Il peut être réel ou fictif. Quand les faits qui leurs sont attribués sont exemplaires, ils entrent dans l'Histoire, ils sont l'objet de légende et certain vont jusqu'à leur vouer un culte.<text:line-break/>Dans le cas des Bandes dessinées, les héros sont des êtres de fiction qui se distinguent par leurs pouvoirs hors du commun. Ils ont des capacités qui dépassent l'entendement, ce sont des super humains si bien qu'on les désigne comme des super-héros.</text:p>
      <text:p text:style-name="P127">Ils nous apparaissent comme des justiciers.</text:p>
      <text:p text:style-name="P128"><text:s/>Les héros de mythes antiques ne possédait pas de pouvoirs, ce sont leur dieux qui les aidait ou leurs en conférait temporairement.</text:p>
      <text:p text:style-name="P129"/>
      <text:p text:style-name="P130">2. Leur impacts sur la société actuelle.</text:p>
      <text:p text:style-name="P131"/>
      <text:p text:style-name="Textbody">Les mythes modernes on un aspect entièrement culturelle et ne sont parfois destinée qu'à satisfaire l'imagination des enfants ; certains dessin animés où bande-dessinée n'étant créée que pour rapporter de l'argent à leur fabricants . Mais les mythes modernes ont un réel impact sur notre société, très influencée par les médias, car chaque star ou chanteur très connu laisse une trace dans la culture de son pays voire dans le monde. Les artistes qui ont marqué une génération entière de personnes, comme Michael Jackson, se sont profondément inscrit dans les mythes de notre époque.</text:p>
      <text:p text:style-name="Textbody">Nous avons parlé plus haut de personnes réel ou fictif, mais certains plats sont aussi devenus culte à un pays ou à une région en particulier. La fondue ou la raclette par exemple, sont devenus des plats traditionnelle. Étant donné que la plupart des pays du monde sont laïques, les mythes populaires ne sont pas des mythes religieux. Mais le mythes des héros reste bien présents avec les comics, qui ont été transformé en bande-dessinée ou dessin animée adaptée pour les enfants. Les héros et plus particulièrement les super héros sont présents partout dans la vie quotidienne, et sont véritablement<text:s/>entrés dans la culture moderne. Grâce à tous ces aspects, les mythes modernes ont eu un impact conséquent sur notre société, mais on-t-il eu eu un impact aussi important que les mythes antiques à leur époque ?</text:p>
      <text:p text:style-name="Textbody"/>
      <text:p text:style-name="Textbody"/>
      <text:p text:style-name="Textbody"/>
      <text:p text:style-name="P13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hugo marec</meta:initial-creator>
    <dc:creator>Windows User Henry Letellier</dc:creator>
    <meta:creation-date>2018-02-27T11:05:00Z</meta:creation-date>
    <dc:date>2018-03-12T20:33:00Z</dc:date>
    <meta:print-date>2018-03-12T20:31:00Z</meta:print-date>
    <meta:template xlink:href="Normal.dotm" xlink:type="simple"/>
    <meta:editing-cycles>2</meta:editing-cycles>
    <meta:editing-duration>PT103020S</meta:editing-duration>
    <meta:document-statistic meta:page-count="6" meta:paragraph-count="25" meta:word-count="1958" meta:character-count="12707" meta:row-count="89" meta:non-whitespace-character-count="10774"/>
  </office:meta>
</office:document-meta>
</file>